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1cede" draw:textarea-horizontal-align="justify" draw:textarea-vertical-align="middle" draw:auto-grow-height="false" fo:min-height="2.512cm" fo:min-width="13.47cm"/>
      <style:paragraph-properties style:writing-mode="lr-tb"/>
    </style:style>
    <style:style style:name="gr2" style:family="graphic" style:parent-style-name="standard">
      <style:graphic-properties draw:fill-color="#e5e5aa" draw:textarea-horizontal-align="justify" draw:textarea-vertical-align="middle" draw:auto-grow-height="false" fo:min-height="0.385cm" fo:min-width="2.548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99cm"/>
      <style:paragraph-properties style:writing-mode="lr-tb"/>
    </style:style>
    <style:style style:name="gr6" style:family="graphic" style:parent-style-name="standard">
      <style:graphic-properties draw:fill-color="#e5e5aa" draw:textarea-horizontal-align="justify" draw:textarea-vertical-align="middle" draw:auto-grow-height="false" fo:min-height="0.385cm" fo:min-width="2.294cm"/>
      <style:paragraph-properties style:writing-mode="lr-tb"/>
    </style:style>
    <style:style style:name="gr7" style:family="graphic" style:parent-style-name="standard">
      <style:graphic-properties draw:fill-color="#e5e5aa" draw:textarea-horizontal-align="justify" draw:textarea-vertical-align="middle" draw:auto-grow-height="false" fo:min-height="0.385cm" fo:min-width="2.802cm"/>
      <style:paragraph-properties style:writing-mode="lr-tb"/>
    </style:style>
    <style:style style:name="gr8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9" style:family="graphic" style:parent-style-name="standard">
      <style:graphic-properties draw:fill-color="#ccafa5" draw:textarea-horizontal-align="justify" draw:textarea-vertical-align="middle" draw:auto-grow-height="false" fo:min-height="1.735cm" fo:min-width="1.406cm"/>
      <style:paragraph-properties style:writing-mode="lr-tb"/>
    </style:style>
    <style:style style:name="gr10" style:family="graphic" style:parent-style-name="standard">
      <style:graphic-properties draw:fill-color="#ccd8c7" draw:textarea-horizontal-align="justify" draw:textarea-vertical-align="middle" draw:auto-grow-height="false" fo:min-height="0.385cm" fo:min-width="2.294cm"/>
      <style:paragraph-properties style:writing-mode="lr-tb"/>
    </style:style>
    <style:style style:name="gr11" style:family="graphic" style:parent-style-name="objectwithoutfill">
      <style:graphic-properties draw:marker-start="" draw:marker-start-width="0.3cm" draw:marker-end="Arrowheads_20_5" draw:marker-end-width="0.3cm" draw:fill="none" draw:textarea-vertical-align="middle"/>
    </style:style>
    <style:style style:name="gr12" style:family="graphic" style:parent-style-name="standard">
      <style:graphic-properties draw:stroke="none" draw:fill-color="#dddddd" draw:textarea-horizontal-align="justify" draw:textarea-vertical-align="middle" draw:auto-grow-height="false" fo:min-height="1.147cm" fo:min-width="10.295cm"/>
      <style:paragraph-properties style:writing-mode="lr-tb"/>
    </style:style>
    <style:style style:name="gr13" style:family="graphic" style:parent-style-name="standard">
      <style:graphic-properties draw:stroke="none" draw:fill-color="#f0dc8d" draw:textarea-horizontal-align="justify" draw:textarea-vertical-align="middle" draw:auto-grow-height="false" fo:min-height="1.147cm" fo:min-width="10.295cm"/>
      <style:paragraph-properties style:writing-mode="lr-tb"/>
    </style:style>
    <style:style style:name="gr14" style:family="graphic" style:parent-style-name="standard">
      <style:graphic-properties draw:stroke="none" draw:fill-color="#c1cede" draw:textarea-horizontal-align="justify" draw:textarea-vertical-align="middle" draw:auto-grow-height="false" fo:min-height="6.198cm" fo:min-width="10.295cm"/>
      <style:paragraph-properties style:writing-mode="lr-tb"/>
    </style:style>
    <style:style style:name="gr15" style:family="graphic" style:parent-style-name="standard">
      <style:graphic-properties draw:stroke="none" draw:fill-color="#e5e5aa" draw:textarea-horizontal-align="justify" draw:textarea-vertical-align="middle" draw:auto-grow-height="false" fo:min-height="0.385cm" fo:min-width="2.294cm"/>
      <style:paragraph-properties style:writing-mode="lr-tb"/>
    </style:style>
    <style:style style:name="gr16" style:family="graphic" style:parent-style-name="standard">
      <style:graphic-properties draw:stroke="none" draw:fill-color="#ccafa5" draw:textarea-horizontal-align="justify" draw:textarea-vertical-align="middle" draw:auto-grow-height="false" fo:min-height="0.971cm" fo:min-width="1.406cm"/>
      <style:paragraph-properties style:writing-mode="lr-tb"/>
    </style:style>
    <style:style style:name="gr17" style:family="graphic" style:parent-style-name="standard">
      <style:graphic-properties draw:stroke="none" draw:fill-color="#ccd8c7" draw:textarea-horizontal-align="justify" draw:textarea-vertical-align="middle" draw:auto-grow-height="false" fo:min-height="0.385cm" fo:min-width="2.294cm"/>
      <style:paragraph-properties style:writing-mode="lr-tb"/>
    </style:style>
    <style:style style:name="gr18" style:family="graphic" style:parent-style-name="objectwithoutfill">
      <style:graphic-properties draw:stroke="none" draw:marker-end="Arrow" draw:marker-end-width="0.3cm" draw:fill="none" draw:textarea-vertical-align="middle"/>
    </style:style>
    <style:style style:name="gr19" style:family="graphic" style:parent-style-name="objectwithoutfill">
      <style:graphic-properties draw:stroke="none" draw:marker-end="Arrow" draw:marker-end-width="0.152cm" draw:fill="none" draw:textarea-vertical-align="middle"/>
    </style:style>
    <style:style style:name="gr20" style:family="graphic" style:parent-style-name="objectwithoutfill">
      <style:graphic-properties draw:stroke="none" draw:marker-start="Arrow" draw:marker-start-width="0.152cm" draw:marker-end="" draw:marker-end-width="0.152cm" draw:fill="none" draw:textarea-vertical-align="middle"/>
    </style:style>
    <style:style style:name="gr21" style:family="graphic" style:parent-style-name="standard">
      <style:graphic-properties draw:stroke="none" draw:fill="none" draw:textarea-horizontal-align="justify" draw:textarea-vertical-align="middle" draw:auto-grow-height="false" fo:min-height="12.45cm" fo:min-width="11.311cm"/>
    </style:style>
    <style:style style:name="P1" style:family="paragraph">
      <style:paragraph-properties fo:text-align="center"/>
    </style:style>
    <style:style style:name="P2" style:family="paragraph">
      <loext:graphic-properties draw:fill-color="#c1cede"/>
      <style:paragraph-properties fo:text-align="center"/>
      <style:text-properties fo:color="#999999" loext:opacity="100%" fo:font-size="14pt"/>
    </style:style>
    <style:style style:name="P3" style:family="paragraph">
      <loext:graphic-properties draw:fill-color="#e5e5aa"/>
      <style:paragraph-properties fo:text-align="center"/>
      <style:text-properties fo:font-size="10.5pt" style:font-size-asian="10.5pt" style:font-size-complex="10.5pt"/>
    </style:style>
    <style:style style:name="P4" style:family="paragraph">
      <loext:graphic-properties draw:fill="none"/>
      <style:paragraph-properties fo:text-align="center"/>
      <style:text-properties fo:font-size="12pt"/>
    </style:style>
    <style:style style:name="P5" style:family="paragraph">
      <loext:graphic-properties draw:fill="none" draw:fill-color="#ffffff"/>
      <style:text-properties fo:font-size="12pt"/>
    </style:style>
    <style:style style:name="P6" style:family="paragraph">
      <loext:graphic-properties draw:fill-color="#ccafa5"/>
      <style:paragraph-properties fo:text-align="center"/>
      <style:text-properties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ccd8c7"/>
      <style:paragraph-properties fo:text-align="center"/>
      <style:text-properties fo:font-size="10.5pt" style:font-size-asian="10.5pt" style:font-size-complex="10.5pt"/>
    </style:style>
    <style:style style:name="P9" style:family="paragraph">
      <loext:graphic-properties draw:fill-color="#dddddd"/>
      <style:paragraph-properties fo:text-align="center"/>
      <style:text-properties fo:color="#999999" loext:opacity="100%" fo:font-size="14pt"/>
    </style:style>
    <style:style style:name="P10" style:family="paragraph">
      <loext:graphic-properties draw:fill-color="#f0dc8d"/>
      <style:paragraph-properties fo:text-align="center"/>
      <style:text-properties fo:color="#999999" loext:opacity="100%" fo:font-size="14pt"/>
    </style:style>
    <style:style style:name="T1" style:family="text">
      <style:text-properties fo:color="#999999" loext:opacity="100%" fo:font-size="14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2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97cm" svg:height="2.762cm" svg:x="3.794cm" svg:y="4.715cm">
          <text:p text:style-name="P1"><text:span text:style-name="T1">Bundle Protocol Librar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048cm" svg:height="0.635cm" svg:x="4.175cm" svg:y="4.719cm">
          <text:p text:style-name="P1"><text:span text:style-name="T2">bplib_cla_ingress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5.698cm" svg:y1="3.285cm" svg:x2="5.699cm" svg:y2="4.682cm">
          <text:p/>
        </draw:line>
        <draw:frame draw:style-name="gr4" draw:text-style-name="P5" draw:layer="layout" svg:width="2.039cm" svg:height="0.725cm" svg:x="4.651cm" svg:y="2.518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11.739cm" svg:y="2.521cm">
          <draw:text-box>
            <text:p><text:span text:style-name="T3">Data</text:span></text:p>
          </draw:text-box>
        </draw:frame>
        <draw:frame draw:style-name="gr4" draw:text-style-name="P5" draw:layer="layout" svg:width="2.039cm" svg:height="0.725cm" svg:x="14.559cm" svg:y="2.522cm">
          <draw:text-box>
            <text:p><text:span text:style-name="T3">Bundles</text:span></text:p>
          </draw:text-box>
        </draw:frame>
        <draw:frame draw:style-name="gr5" draw:text-style-name="P5" draw:layer="layout" svg:width="1.399cm" svg:height="0.725cm" svg:x="8.07cm" svg:y="2.527cm">
          <draw:text-box>
            <text:p><text:span text:style-name="T3">Data</text:span></text:p>
          </draw:text-box>
        </draw:frame>
        <draw:custom-shape draw:style-name="gr6" draw:text-style-name="P3" xml:id="id3" draw:id="id3" draw:layer="layout" svg:width="2.794cm" svg:height="0.635cm" svg:x="11.033cm" svg:y="4.719cm">
          <text:p text:style-name="P1"><text:span text:style-name="T2">bplib_send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4" draw:id="id4" draw:layer="layout" svg:width="3.302cm" svg:height="0.635cm" svg:x="13.954cm" svg:y="4.719cm">
          <text:p text:style-name="P1"><text:span text:style-name="T2">bplib_cla_egress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5" draw:id="id5" draw:layer="layout" svg:width="2.794cm" svg:height="0.635cm" svg:x="7.369cm" svg:y="4.71cm">
          <text:p text:style-name="P1"><text:span text:style-name="T2">bplib_recv</text:span></text:p>
          <draw:enhanced-geometry svg:viewBox="0 0 21600 21600" draw:type="rectangle" draw:enhanced-path="M 0 0 L 21600 0 21600 21600 0 21600 0 0 Z N"/>
        </draw:custom-shape>
        <draw:line draw:style-name="gr3" draw:text-style-name="P4" draw:layer="layout" svg:x1="12.453cm" svg:y1="3.286cm" svg:x2="12.453cm" svg:y2="4.683cm">
          <text:p/>
        </draw:line>
        <draw:line draw:style-name="gr8" draw:text-style-name="P4" draw:layer="layout" svg:x1="8.799cm" svg:y1="3.286cm" svg:x2="8.799cm" svg:y2="4.683cm">
          <text:p/>
        </draw:line>
        <draw:line draw:style-name="gr8" draw:text-style-name="P4" draw:layer="layout" svg:x1="15.599cm" svg:y1="3.287cm" svg:x2="15.599cm" svg:y2="4.684cm">
          <text:p/>
        </draw:line>
        <draw:custom-shape draw:style-name="gr9" draw:text-style-name="P6" xml:id="id2" draw:id="id2" draw:layer="layout" svg:width="1.905cm" svg:height="3.175cm" svg:x="9.636cm" svg:y="10.017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3" draw:text-style-name="P7" draw:layer="layout" svg:x1="5.699cm" svg:y1="5.354cm" svg:x2="9.636cm" svg:y2="11.605cm" draw:start-shape="id1" draw:start-glue-point="2" draw:end-shape="id2" draw:end-glue-point="6" svg:d="M5699 5354v6251h3937" svg:viewBox="0 0 3938 6252">
          <text:p/>
        </draw:connector>
        <draw:connector draw:style-name="gr3" draw:text-style-name="P7" draw:layer="layout" svg:x1="12.43cm" svg:y1="5.354cm" svg:x2="11.541cm" svg:y2="11.605cm" draw:start-shape="id3" draw:start-glue-point="2" draw:end-shape="id2" draw:end-glue-point="8" svg:d="M12430 5354v6251h-889" svg:viewBox="0 0 890 6252">
          <text:p/>
        </draw:connector>
        <draw:connector draw:style-name="gr3" draw:text-style-name="P7" draw:layer="layout" svg:x1="11.541cm" svg:y1="11.605cm" svg:x2="15.605cm" svg:y2="5.354cm" draw:start-shape="id2" draw:start-glue-point="8" draw:end-shape="id4" draw:end-glue-point="2" svg:d="M11541 11605h4064v-6251" svg:viewBox="0 0 4065 6252">
          <text:p/>
        </draw:connector>
        <draw:custom-shape draw:style-name="gr10" draw:text-style-name="P8" draw:layer="layout" svg:width="2.794cm" svg:height="0.635cm" svg:x="4.275cm" svg:y="7.801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794cm" svg:height="0.635cm" svg:x="7.375cm" svg:y="7.801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794cm" svg:height="0.635cm" svg:x="14.175cm" svg:y="7.801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2.794cm" svg:height="0.635cm" svg:x="11.075cm" svg:y="7.801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svg:x1="9.636cm" svg:y1="11.605cm" svg:x2="8.766cm" svg:y2="5.345cm" draw:start-shape="id2" draw:start-glue-point="6" draw:end-shape="id5" draw:end-glue-point="2" svg:d="M9636 11605h-870v-6260" svg:viewBox="0 0 871 6261">
          <text:p/>
        </draw:connector>
      </draw:page>
      <draw:page draw:name="page2" draw:style-name="dp1" draw:master-page-name="Default">
        <draw:custom-shape draw:style-name="gr12" draw:text-style-name="P9" draw:layer="layout" svg:width="10.795cm" svg:height="1.397cm" svg:x="4.91cm" svg:y="15.129cm">
          <text:p text:style-name="P1"><text:span text:style-name="T1">Convergence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10.795cm" svg:height="1.397cm" svg:x="4.91cm" svg:y="4.429cm">
          <text:p text:style-name="P1"><text:span text:style-name="T1">Application Lay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10.795cm" svg:height="6.448cm" svg:x="4.937cm" svg:y="7.286cm">
          <text:p text:style-name="P1"><text:span text:style-name="T1">Bundle Protocol</text:span></text:p>
          <text:p text:style-name="P1"><text:span text:style-name="T1">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xml:id="id7" draw:id="id7" draw:layer="layout" svg:width="2.794cm" svg:height="0.635cm" svg:x="5.518cm" svg:y="13.09cm">
          <text:p text:style-name="P1"><text:span text:style-name="T2">bplib_cla_egress</text:span></text:p>
          <draw:enhanced-geometry svg:viewBox="0 0 21600 21600" draw:type="rectangle" draw:enhanced-path="M 0 0 L 21600 0 21600 21600 0 21600 0 0 Z N"/>
        </draw:custom-shape>
        <draw:frame draw:style-name="gr4" draw:text-style-name="P5" xml:id="id9" draw:id="id9" draw:layer="layout" svg:width="2.039cm" svg:height="0.725cm" svg:x="12.731cm" svg:y="15.134cm">
          <draw:text-box>
            <text:p><text:span text:style-name="T3">Bundles</text:span></text:p>
          </draw:text-box>
        </draw:frame>
        <draw:frame draw:style-name="gr5" draw:text-style-name="P5" xml:id="id12" draw:id="id12" draw:layer="layout" svg:width="1.399cm" svg:height="0.725cm" svg:x="13.082cm" svg:y="5.092cm">
          <draw:text-box>
            <text:p><text:span text:style-name="T3">Data</text:span></text:p>
          </draw:text-box>
        </draw:frame>
        <draw:frame draw:style-name="gr4" draw:text-style-name="P5" xml:id="id6" draw:id="id6" draw:layer="layout" svg:width="2.039cm" svg:height="0.725cm" svg:x="5.9cm" svg:y="15.127cm">
          <draw:text-box>
            <text:p><text:span text:style-name="T3">Bundles</text:span></text:p>
          </draw:text-box>
        </draw:frame>
        <draw:frame draw:style-name="gr5" draw:text-style-name="P5" xml:id="id11" draw:id="id11" draw:layer="layout" svg:width="1.399cm" svg:height="0.725cm" svg:x="6.257cm" svg:y="5.098cm">
          <draw:text-box>
            <text:p><text:span text:style-name="T3">Data</text:span></text:p>
          </draw:text-box>
        </draw:frame>
        <draw:custom-shape draw:style-name="gr15" draw:text-style-name="P3" xml:id="id13" draw:id="id13" draw:layer="layout" svg:width="2.794cm" svg:height="0.635cm" svg:x="12.376cm" svg:y="7.29cm">
          <text:p text:style-name="P1"><text:span text:style-name="T2">bplib_store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8" draw:id="id8" draw:layer="layout" svg:width="2.794cm" svg:height="0.635cm" svg:x="12.351cm" svg:y="13.094cm">
          <text:p text:style-name="P1"><text:span text:style-name="T2">bplib_cla_ingress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xml:id="id10" draw:id="id10" draw:layer="layout" svg:width="2.794cm" svg:height="0.635cm" svg:x="5.556cm" svg:y="7.281cm">
          <text:p text:style-name="P1"><text:span text:style-name="T2">bplib_recv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xml:id="id15" draw:id="id15" draw:layer="layout" svg:width="1.905cm" svg:height="1.951cm" svg:x="5.998cm" svg:y="9.597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7" draw:text-style-name="P8" xml:id="id14" draw:id="id14" draw:layer="layout" svg:width="2.794cm" svg:height="0.635cm" svg:x="5.545cm" svg:y="12.179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794cm" svg:height="0.635cm" svg:x="12.346cm" svg:y="12.179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794cm" svg:height="0.635cm" svg:x="12.373cm" svg:y="8.17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xml:id="id16" draw:id="id16" draw:layer="layout" svg:width="2.794cm" svg:height="0.635cm" svg:x="5.547cm" svg:y="8.17cm">
          <text:p text:style-name="P1"><text:span text:style-name="T2">queue</text:span></text:p>
          <draw:enhanced-geometry svg:viewBox="0 0 21600 21600" draw:type="rectangle" draw:enhanced-path="M 0 0 L 21600 0 21600 21600 0 21600 0 0 Z N"/>
        </draw:custom-shape>
        <draw:connector draw:style-name="gr18" draw:text-style-name="P7" draw:layer="layout" draw:type="line" svg:x1="6.919cm" svg:y1="15.127cm" svg:x2="6.915cm" svg:y2="13.725cm" draw:start-shape="id6" draw:start-glue-point="0" draw:end-shape="id7" draw:end-glue-point="2" svg:d="M6919 15127l-4-1402" svg:viewBox="0 0 5 1403">
          <text:p/>
        </draw:connector>
        <draw:connector draw:style-name="gr18" draw:text-style-name="P7" draw:layer="layout" draw:type="line" svg:x1="13.748cm" svg:y1="13.729cm" svg:x2="13.75cm" svg:y2="15.134cm" draw:start-shape="id8" draw:start-glue-point="2" draw:end-shape="id9" draw:end-glue-point="0" svg:d="M13748 13729l2 1405" svg:viewBox="0 0 3 1406">
          <text:p/>
        </draw:connector>
        <draw:connector draw:style-name="gr18" draw:text-style-name="P7" draw:layer="layout" draw:type="line" svg:x1="6.953cm" svg:y1="7.281cm" svg:x2="6.956cm" svg:y2="5.823cm" draw:start-shape="id10" draw:start-glue-point="0" draw:end-shape="id11" svg:d="M6953 7281l3-1458" svg:viewBox="0 0 4 1459">
          <text:p/>
        </draw:connector>
        <draw:connector draw:style-name="gr18" draw:text-style-name="P7" draw:layer="layout" draw:type="line" svg:x1="13.781cm" svg:y1="5.817cm" svg:x2="13.773cm" svg:y2="7.29cm" draw:start-shape="id12" draw:start-glue-point="2" draw:end-shape="id13" draw:end-glue-point="0" svg:d="M13781 5817l-8 1473" svg:viewBox="0 0 9 1474">
          <text:p/>
        </draw:connector>
        <draw:connector draw:style-name="gr19" draw:text-style-name="P7" draw:layer="layout" draw:type="line" svg:x1="6.942cm" svg:y1="12.179cm" svg:x2="6.95cm" svg:y2="11.548cm" draw:start-shape="id14" draw:start-glue-point="0" draw:end-shape="id15" svg:d="M6942 12179l8-631" svg:viewBox="0 0 9 632">
          <text:p/>
        </draw:connector>
        <draw:connector draw:style-name="gr19" draw:text-style-name="P7" draw:layer="layout" draw:type="line" svg:x1="6.951cm" svg:y1="9.597cm" svg:x2="6.944cm" svg:y2="8.805cm" draw:start-shape="id15" draw:start-glue-point="5" draw:end-shape="id16" draw:end-glue-point="2" svg:d="M6951 9597l-7-792" svg:viewBox="0 0 8 793">
          <text:p/>
        </draw:connector>
        <draw:custom-shape draw:style-name="gr16" draw:text-style-name="P6" xml:id="id17" draw:id="id17" draw:layer="layout" svg:width="1.905cm" svg:height="1.951cm" svg:x="12.798cm" svg:y="9.598cm">
          <text:p text:style-name="P1"><text:span text:style-name="T4">Bundle</text:span></text:p>
          <text:p text:style-name="P1"><text:span text:style-name="T4">Storag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0" draw:text-style-name="P7" draw:layer="layout" draw:type="line" svg:x1="13.742cm" svg:y1="12.18cm" svg:x2="13.75cm" svg:y2="11.549cm" draw:end-shape="id17" svg:d="M13742 12180l8-631" svg:viewBox="0 0 9 632">
          <text:p/>
        </draw:connector>
        <draw:connector draw:style-name="gr20" draw:text-style-name="P7" draw:layer="layout" draw:type="line" svg:x1="13.751cm" svg:y1="9.598cm" svg:x2="13.744cm" svg:y2="8.806cm" draw:start-shape="id17" draw:start-glue-point="5" svg:d="M13751 9598l-7-792" svg:viewBox="0 0 8 793">
          <text:p/>
        </draw:connector>
        <draw:custom-shape draw:style-name="gr21" draw:text-style-name="P7" draw:layer="layout" svg:width="11.811cm" svg:height="12.7cm" svg:x="4.302cm" svg:y="4.1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1013 1130" svg:d="M1009 1050l-449-1008-22-30-29-12-34 12-21 26-449 1012-5 13v8l5 21 12 21 17 13 21 4h903l21-4 21-13 9-21 4-21v-8z"/>
    <draw:marker draw:name="Arrowheads_20_6" draw:display-name="Arrowheads 6" svg:viewBox="0 0 20 40" svg:d="M0 40l10-40 10 4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8-06-21T09:04:46.094577518</meta:creation-date>
    <dc:date>2022-07-28T14:32:57.497548856</dc:date>
    <meta:editing-duration>P1DT10H44M12S</meta:editing-duration>
    <meta:editing-cycles>79</meta:editing-cycles>
    <meta:generator>LibreOffice/7.3.4.2$Linux_X86_64 LibreOffice_project/30$Build-2</meta:generator>
    <meta:document-statistic meta:object-count="48"/>
  </office:meta>
</office:document-meta>
</file>